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6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40.64pt" svg:height="463.07pt" svg:x="1001.03pt" svg:y="527.81pt">
            <draw:object draw:notify-on-update-of-ranges="Sheet1.G42:Sheet1.H50 Sheet1.I42:Sheet1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0tilegap.moving.staggered.zip</text:p>
          </table:table-cell>
          <table:table-cell office:value-type="float" office:value="1" calcext:value-type="float">
            <text:p>1</text:p>
          </table:table-cell>
          <table:table-cell office:value-type="float" office:value="20.732" calcext:value-type="float">
            <text:p>20.732</text:p>
          </table:table-cell>
          <table:table-cell office:value-type="float" office:value="98.626" calcext:value-type="float">
            <text:p>98.626</text:p>
          </table:table-cell>
          <table:table-cell office:value-type="float" office:value="15.326" calcext:value-type="float">
            <text:p>15.326</text:p>
          </table:table-cell>
          <table:table-cell office:value-type="float" office:value="12.495" calcext:value-type="float">
            <text:p>12.495</text:p>
          </table:table-cell>
          <table:table-cell office:value-type="float" office:value="32.818" calcext:value-type="float">
            <text:p>32.818</text:p>
          </table:table-cell>
          <table:table-cell office:value-type="float" office:value="5000" calcext:value-type="float">
            <text:p>5000</text:p>
          </table:table-cell>
          <table:table-cell office:value-type="float" office:value="76627.818" calcext:value-type="float">
            <text:p>76627.818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2]" office:value-type="string" office:string-value="test-000025.diagonal.0tilegap.moving.staggered.zip" calcext:value-type="string">
            <text:p>test-000025.diagonal.0tilegap.moving.staggered.zip</text:p>
          </table:table-cell>
          <table:table-cell table:formula="of:=AVERAGE([.J2:.J4])" office:value-type="float" office:value="64.5666666666667" calcext:value-type="float">
            <text:p>64.5666666666667</text:p>
          </table:table-cell>
          <table:table-cell table:formula="of:=AVERAGE([.E2:.E4])" office:value-type="float" office:value="15.4793333333333" calcext:value-type="float">
            <text:p>15.4793333333333</text:p>
          </table:table-cell>
        </table:table-row>
        <table:table-row table:style-name="ro1">
          <table:table-cell office:value-type="string" calcext:value-type="string">
            <text:p>test-000025.diagonal.0tilegap.moving.staggered.zip</text:p>
          </table:table-cell>
          <table:table-cell office:value-type="float" office:value="2" calcext:value-type="float">
            <text:p>2</text:p>
          </table:table-cell>
          <table:table-cell office:value-type="float" office:value="20.815" calcext:value-type="float">
            <text:p>20.815</text:p>
          </table:table-cell>
          <table:table-cell office:value-type="float" office:value="100.382" calcext:value-type="float">
            <text:p>100.382</text:p>
          </table:table-cell>
          <table:table-cell office:value-type="float" office:value="15.656" calcext:value-type="float">
            <text:p>15.656</text:p>
          </table:table-cell>
          <table:table-cell office:value-type="float" office:value="12.705" calcext:value-type="float">
            <text:p>12.705</text:p>
          </table:table-cell>
          <table:table-cell office:value-type="float" office:value="33.549" calcext:value-type="float">
            <text:p>33.549</text:p>
          </table:table-cell>
          <table:table-cell office:value-type="float" office:value="5000" calcext:value-type="float">
            <text:p>5000</text:p>
          </table:table-cell>
          <table:table-cell office:value-type="float" office:value="78278.666" calcext:value-type="float">
            <text:p>78278.666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0tilegap.moving.staggered.zip</text:p>
          </table:table-cell>
          <table:table-cell office:value-type="float" office:value="3" calcext:value-type="float">
            <text:p>3</text:p>
          </table:table-cell>
          <table:table-cell office:value-type="float" office:value="20.693" calcext:value-type="float">
            <text:p>20.693</text:p>
          </table:table-cell>
          <table:table-cell office:value-type="float" office:value="99.226" calcext:value-type="float">
            <text:p>99.226</text:p>
          </table:table-cell>
          <table:table-cell office:value-type="float" office:value="15.456" calcext:value-type="float">
            <text:p>15.456</text:p>
          </table:table-cell>
          <table:table-cell office:value-type="float" office:value="12.439" calcext:value-type="float">
            <text:p>12.439</text:p>
          </table:table-cell>
          <table:table-cell office:value-type="float" office:value="32.421" calcext:value-type="float">
            <text:p>32.421</text:p>
          </table:table-cell>
          <table:table-cell office:value-type="float" office:value="5000" calcext:value-type="float">
            <text:p>5000</text:p>
          </table:table-cell>
          <table:table-cell office:value-type="float" office:value="77277.891" calcext:value-type="float">
            <text:p>77277.891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0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21.114" calcext:value-type="float">
            <text:p>21.114</text:p>
          </table:table-cell>
          <table:table-cell office:value-type="float" office:value="163.305" calcext:value-type="float">
            <text:p>163.305</text:p>
          </table:table-cell>
          <table:table-cell office:value-type="float" office:value="28.181" calcext:value-type="float">
            <text:p>28.181</text:p>
          </table:table-cell>
          <table:table-cell office:value-type="float" office:value="25.447" calcext:value-type="float">
            <text:p>25.447</text:p>
          </table:table-cell>
          <table:table-cell office:value-type="float" office:value="45.446" calcext:value-type="float">
            <text:p>45.446</text:p>
          </table:table-cell>
          <table:table-cell office:value-type="float" office:value="5000" calcext:value-type="float">
            <text:p>5000</text:p>
          </table:table-cell>
          <table:table-cell office:value-type="float" office:value="140907.424" calcext:value-type="float">
            <text:p>140907.42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5]" office:value-type="string" office:string-value="test-000025.diagonal.0tilegap.moving.zip" calcext:value-type="string">
            <text:p>test-000025.diagonal.0tilegap.moving.zip</text:p>
          </table:table-cell>
          <table:table-cell table:formula="of:=AVERAGE([.J5:.J7])" office:value-type="float" office:value="35.3666666666667" calcext:value-type="float">
            <text:p>35.3666666666667</text:p>
          </table:table-cell>
          <table:table-cell table:formula="of:=AVERAGE([.E5:.E7])" office:value-type="float" office:value="28.2326666666667" calcext:value-type="float">
            <text:p>28.2326666666667</text:p>
          </table:table-cell>
        </table:table-row>
        <table:table-row table:style-name="ro1">
          <table:table-cell office:value-type="string" calcext:value-type="string">
            <text:p>test-000025.diagonal.0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21.262" calcext:value-type="float">
            <text:p>21.262</text:p>
          </table:table-cell>
          <table:table-cell office:value-type="float" office:value="164.43" calcext:value-type="float">
            <text:p>164.43</text:p>
          </table:table-cell>
          <table:table-cell office:value-type="float" office:value="28.379" calcext:value-type="float">
            <text:p>28.379</text:p>
          </table:table-cell>
          <table:table-cell office:value-type="float" office:value="25.632" calcext:value-type="float">
            <text:p>25.632</text:p>
          </table:table-cell>
          <table:table-cell office:value-type="float" office:value="46.502" calcext:value-type="float">
            <text:p>46.502</text:p>
          </table:table-cell>
          <table:table-cell office:value-type="float" office:value="5000" calcext:value-type="float">
            <text:p>5000</text:p>
          </table:table-cell>
          <table:table-cell office:value-type="float" office:value="141894.016" calcext:value-type="float">
            <text:p>141894.016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0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21.112" calcext:value-type="float">
            <text:p>21.112</text:p>
          </table:table-cell>
          <table:table-cell office:value-type="float" office:value="163.079" calcext:value-type="float">
            <text:p>163.079</text:p>
          </table:table-cell>
          <table:table-cell office:value-type="float" office:value="28.138" calcext:value-type="float">
            <text:p>28.138</text:p>
          </table:table-cell>
          <table:table-cell office:value-type="float" office:value="25.509" calcext:value-type="float">
            <text:p>25.509</text:p>
          </table:table-cell>
          <table:table-cell office:value-type="float" office:value="45.44" calcext:value-type="float">
            <text:p>45.44</text:p>
          </table:table-cell>
          <table:table-cell office:value-type="float" office:value="5000" calcext:value-type="float">
            <text:p>5000</text:p>
          </table:table-cell>
          <table:table-cell office:value-type="float" office:value="140689.152" calcext:value-type="float">
            <text:p>140689.152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1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2.701" calcext:value-type="float">
            <text:p>12.701</text:p>
          </table:table-cell>
          <table:table-cell office:value-type="float" office:value="94.129" calcext:value-type="float">
            <text:p>94.129</text:p>
          </table:table-cell>
          <table:table-cell office:value-type="float" office:value="15.999" calcext:value-type="float">
            <text:p>15.999</text:p>
          </table:table-cell>
          <table:table-cell office:value-type="float" office:value="13.801" calcext:value-type="float">
            <text:p>13.801</text:p>
          </table:table-cell>
          <table:table-cell office:value-type="float" office:value="47.321" calcext:value-type="float">
            <text:p>47.321</text:p>
          </table:table-cell>
          <table:table-cell office:value-type="float" office:value="5000" calcext:value-type="float">
            <text:p>5000</text:p>
          </table:table-cell>
          <table:table-cell office:value-type="float" office:value="79995.022" calcext:value-type="float">
            <text:p>79995.022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8]" office:value-type="string" office:string-value="test-000025.diagonal.1tilegap.moving.zip" calcext:value-type="string">
            <text:p>test-000025.diagonal.1tilegap.moving.zip</text:p>
          </table:table-cell>
          <table:table-cell table:formula="of:=AVERAGE([.J8:.J10])" office:value-type="float" office:value="62.7333333333333" calcext:value-type="float">
            <text:p>62.7333333333333</text:p>
          </table:table-cell>
          <table:table-cell table:formula="of:=AVERAGE([.E8:.E10])" office:value-type="float" office:value="15.9386666666667" calcext:value-type="float">
            <text:p>15.9386666666667</text:p>
          </table:table-cell>
        </table:table-row>
        <table:table-row table:style-name="ro1">
          <table:table-cell office:value-type="string" calcext:value-type="string">
            <text:p>test-000025.diagonal.1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2.744" calcext:value-type="float">
            <text:p>12.744</text:p>
          </table:table-cell>
          <table:table-cell office:value-type="float" office:value="93.293" calcext:value-type="float">
            <text:p>93.293</text:p>
          </table:table-cell>
          <table:table-cell office:value-type="float" office:value="15.82" calcext:value-type="float">
            <text:p>15.82</text:p>
          </table:table-cell>
          <table:table-cell office:value-type="float" office:value="13.791" calcext:value-type="float">
            <text:p>13.791</text:p>
          </table:table-cell>
          <table:table-cell office:value-type="float" office:value="47.53" calcext:value-type="float">
            <text:p>47.53</text:p>
          </table:table-cell>
          <table:table-cell office:value-type="float" office:value="5000" calcext:value-type="float">
            <text:p>5000</text:p>
          </table:table-cell>
          <table:table-cell office:value-type="float" office:value="79100.789" calcext:value-type="float">
            <text:p>79100.789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1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2.681" calcext:value-type="float">
            <text:p>12.681</text:p>
          </table:table-cell>
          <table:table-cell office:value-type="float" office:value="94.113" calcext:value-type="float">
            <text:p>94.113</text:p>
          </table:table-cell>
          <table:table-cell office:value-type="float" office:value="15.997" calcext:value-type="float">
            <text:p>15.997</text:p>
          </table:table-cell>
          <table:table-cell office:value-type="float" office:value="13.742" calcext:value-type="float">
            <text:p>13.742</text:p>
          </table:table-cell>
          <table:table-cell office:value-type="float" office:value="47.806" calcext:value-type="float">
            <text:p>47.806</text:p>
          </table:table-cell>
          <table:table-cell office:value-type="float" office:value="5000" calcext:value-type="float">
            <text:p>5000</text:p>
          </table:table-cell>
          <table:table-cell office:value-type="float" office:value="79984.387" calcext:value-type="float">
            <text:p>79984.387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3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355" calcext:value-type="float">
            <text:p>8.355</text:p>
          </table:table-cell>
          <table:table-cell office:value-type="float" office:value="56.247" calcext:value-type="float">
            <text:p>56.247</text:p>
          </table:table-cell>
          <table:table-cell office:value-type="float" office:value="9.346" calcext:value-type="float">
            <text:p>9.346</text:p>
          </table:table-cell>
          <table:table-cell office:value-type="float" office:value="7.767" calcext:value-type="float">
            <text:p>7.767</text:p>
          </table:table-cell>
          <table:table-cell office:value-type="float" office:value="27.768" calcext:value-type="float">
            <text:p>27.768</text:p>
          </table:table-cell>
          <table:table-cell office:value-type="float" office:value="5000" calcext:value-type="float">
            <text:p>5000</text:p>
          </table:table-cell>
          <table:table-cell office:value-type="float" office:value="46730.866" calcext:value-type="float">
            <text:p>46730.866</text:p>
          </table:table-cell>
          <table:table-cell office:value-type="float" office:value="106.9" calcext:value-type="float">
            <text:p>106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11]" office:value-type="string" office:string-value="test-000025.diagonal.3tilegap.moving.zip" calcext:value-type="string">
            <text:p>test-000025.diagonal.3tilegap.moving.zip</text:p>
          </table:table-cell>
          <table:table-cell table:formula="of:=AVERAGE([.J11:.J13])" office:value-type="float" office:value="107.766666666667" calcext:value-type="float">
            <text:p>107.766666666667</text:p>
          </table:table-cell>
          <table:table-cell table:formula="of:=AVERAGE([.E11:.E13])" office:value-type="float" office:value="9.27533333333333" calcext:value-type="float">
            <text:p>9.27533333333333</text:p>
          </table:table-cell>
        </table:table-row>
        <table:table-row table:style-name="ro1">
          <table:table-cell office:value-type="string" calcext:value-type="string">
            <text:p>test-000025.diagonal.3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303" calcext:value-type="float">
            <text:p>8.303</text:p>
          </table:table-cell>
          <table:table-cell office:value-type="float" office:value="55.392" calcext:value-type="float">
            <text:p>55.392</text:p>
          </table:table-cell>
          <table:table-cell office:value-type="float" office:value="9.188" calcext:value-type="float">
            <text:p>9.188</text:p>
          </table:table-cell>
          <table:table-cell office:value-type="float" office:value="7.606" calcext:value-type="float">
            <text:p>7.606</text:p>
          </table:table-cell>
          <table:table-cell office:value-type="float" office:value="27.406" calcext:value-type="float">
            <text:p>27.406</text:p>
          </table:table-cell>
          <table:table-cell office:value-type="float" office:value="5000" calcext:value-type="float">
            <text:p>5000</text:p>
          </table:table-cell>
          <table:table-cell office:value-type="float" office:value="45941.243" calcext:value-type="float">
            <text:p>45941.243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3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351" calcext:value-type="float">
            <text:p>8.351</text:p>
          </table:table-cell>
          <table:table-cell office:value-type="float" office:value="55.973" calcext:value-type="float">
            <text:p>55.973</text:p>
          </table:table-cell>
          <table:table-cell office:value-type="float" office:value="9.292" calcext:value-type="float">
            <text:p>9.292</text:p>
          </table:table-cell>
          <table:table-cell office:value-type="float" office:value="7.648" calcext:value-type="float">
            <text:p>7.648</text:p>
          </table:table-cell>
          <table:table-cell office:value-type="float" office:value="27.457" calcext:value-type="float">
            <text:p>27.457</text:p>
          </table:table-cell>
          <table:table-cell office:value-type="float" office:value="5000" calcext:value-type="float">
            <text:p>5000</text:p>
          </table:table-cell>
          <table:table-cell office:value-type="float" office:value="46459.52" calcext:value-type="float">
            <text:p>46459.52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5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26" calcext:value-type="float">
            <text:p>8.26</text:p>
          </table:table-cell>
          <table:table-cell office:value-type="float" office:value="49.047" calcext:value-type="float">
            <text:p>49.047</text:p>
          </table:table-cell>
          <table:table-cell office:value-type="float" office:value="7.937" calcext:value-type="float">
            <text:p>7.937</text:p>
          </table:table-cell>
          <table:table-cell office:value-type="float" office:value="6.214" calcext:value-type="float">
            <text:p>6.214</text:p>
          </table:table-cell>
          <table:table-cell office:value-type="float" office:value="26.001" calcext:value-type="float">
            <text:p>26.001</text:p>
          </table:table-cell>
          <table:table-cell office:value-type="float" office:value="5000" calcext:value-type="float">
            <text:p>5000</text:p>
          </table:table-cell>
          <table:table-cell office:value-type="float" office:value="39685.209" calcext:value-type="float">
            <text:p>39685.209</text:p>
          </table:table-cell>
          <table:table-cell office:value-type="float" office:value="125.9" calcext:value-type="float">
            <text:p>125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14]" office:value-type="string" office:string-value="test-000025.diagonal.5tilegap.moving.zip" calcext:value-type="string">
            <text:p>test-000025.diagonal.5tilegap.moving.zip</text:p>
          </table:table-cell>
          <table:table-cell table:formula="of:=AVERAGE([.J14:.J16])" office:value-type="float" office:value="126.966666666667" calcext:value-type="float">
            <text:p>126.966666666667</text:p>
          </table:table-cell>
          <table:table-cell table:formula="of:=AVERAGE([.E14:.E16])" office:value-type="float" office:value="7.872" calcext:value-type="float">
            <text:p>7.872</text:p>
          </table:table-cell>
        </table:table-row>
        <table:table-row table:style-name="ro1">
          <table:table-cell office:value-type="string" calcext:value-type="string">
            <text:p>test-000025.diagonal.5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26" calcext:value-type="float">
            <text:p>8.26</text:p>
          </table:table-cell>
          <table:table-cell office:value-type="float" office:value="48.747" calcext:value-type="float">
            <text:p>48.747</text:p>
          </table:table-cell>
          <table:table-cell office:value-type="float" office:value="7.875" calcext:value-type="float">
            <text:p>7.875</text:p>
          </table:table-cell>
          <table:table-cell office:value-type="float" office:value="6.25" calcext:value-type="float">
            <text:p>6.25</text:p>
          </table:table-cell>
          <table:table-cell office:value-type="float" office:value="26.114" calcext:value-type="float">
            <text:p>26.114</text:p>
          </table:table-cell>
          <table:table-cell office:value-type="float" office:value="5000" calcext:value-type="float">
            <text:p>5000</text:p>
          </table:table-cell>
          <table:table-cell office:value-type="float" office:value="39376.069" calcext:value-type="float">
            <text:p>39376.069</text:p>
          </table:table-cell>
          <table:table-cell office:value-type="float" office:value="126.9" calcext:value-type="float">
            <text:p>126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5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256" calcext:value-type="float">
            <text:p>8.256</text:p>
          </table:table-cell>
          <table:table-cell office:value-type="float" office:value="48.373" calcext:value-type="float">
            <text:p>48.373</text:p>
          </table:table-cell>
          <table:table-cell office:value-type="float" office:value="7.804" calcext:value-type="float">
            <text:p>7.804</text:p>
          </table:table-cell>
          <table:table-cell office:value-type="float" office:value="6.165" calcext:value-type="float">
            <text:p>6.165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00" calcext:value-type="float">
            <text:p>5000</text:p>
          </table:table-cell>
          <table:table-cell office:value-type="float" office:value="39020.262" calcext:value-type="float">
            <text:p>39020.262</text:p>
          </table:table-cell>
          <table:table-cell office:value-type="float" office:value="128.1" calcext:value-type="float">
            <text:p>128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10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8.653" calcext:value-type="float">
            <text:p>8.653</text:p>
          </table:table-cell>
          <table:table-cell office:value-type="float" office:value="49.937" calcext:value-type="float">
            <text:p>49.937</text:p>
          </table:table-cell>
          <table:table-cell office:value-type="float" office:value="7.941" calcext:value-type="float">
            <text:p>7.941</text:p>
          </table:table-cell>
          <table:table-cell office:value-type="float" office:value="1.547" calcext:value-type="float">
            <text:p>1.547</text:p>
          </table:table-cell>
          <table:table-cell office:value-type="float" office:value="21.256" calcext:value-type="float">
            <text:p>21.256</text:p>
          </table:table-cell>
          <table:table-cell office:value-type="float" office:value="5000" calcext:value-type="float">
            <text:p>5000</text:p>
          </table:table-cell>
          <table:table-cell office:value-type="float" office:value="39703.434" calcext:value-type="float">
            <text:p>39703.434</text:p>
          </table:table-cell>
          <table:table-cell office:value-type="float" office:value="125.9" calcext:value-type="float">
            <text:p>125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17]" office:value-type="string" office:string-value="test-000025.diagonal.10tilegap.moving.zip" calcext:value-type="string">
            <text:p>test-000025.diagonal.10tilegap.moving.zip</text:p>
          </table:table-cell>
          <table:table-cell table:formula="of:=AVERAGE([.J17:.J19])" office:value-type="float" office:value="125.7" calcext:value-type="float">
            <text:p>125.7</text:p>
          </table:table-cell>
          <table:table-cell table:formula="of:=AVERAGE([.E17:.E19])" office:value-type="float" office:value="7.95366666666667" calcext:value-type="float">
            <text:p>7.95366666666667</text:p>
          </table:table-cell>
        </table:table-row>
        <table:table-row table:style-name="ro1">
          <table:table-cell office:value-type="string" calcext:value-type="string">
            <text:p>test-000025.diagonal.10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8.646" calcext:value-type="float">
            <text:p>8.646</text:p>
          </table:table-cell>
          <table:table-cell office:value-type="float" office:value="49.811" calcext:value-type="float">
            <text:p>49.811</text:p>
          </table:table-cell>
          <table:table-cell office:value-type="float" office:value="7.916" calcext:value-type="float">
            <text:p>7.916</text:p>
          </table:table-cell>
          <table:table-cell office:value-type="float" office:value="1.586" calcext:value-type="float">
            <text:p>1.586</text:p>
          </table:table-cell>
          <table:table-cell office:value-type="float" office:value="20.857" calcext:value-type="float">
            <text:p>20.857</text:p>
          </table:table-cell>
          <table:table-cell office:value-type="float" office:value="5000" calcext:value-type="float">
            <text:p>5000</text:p>
          </table:table-cell>
          <table:table-cell office:value-type="float" office:value="39579.931" calcext:value-type="float">
            <text:p>39579.931</text:p>
          </table:table-cell>
          <table:table-cell office:value-type="float" office:value="126.3" calcext:value-type="float">
            <text:p>126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diagonal.10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8.655" calcext:value-type="float">
            <text:p>8.655</text:p>
          </table:table-cell>
          <table:table-cell office:value-type="float" office:value="50.257" calcext:value-type="float">
            <text:p>50.257</text:p>
          </table:table-cell>
          <table:table-cell office:value-type="float" office:value="8.004" calcext:value-type="float">
            <text:p>8.004</text:p>
          </table:table-cell>
          <table:table-cell office:value-type="float" office:value="1.573" calcext:value-type="float">
            <text:p>1.573</text:p>
          </table:table-cell>
          <table:table-cell office:value-type="float" office:value="20.807" calcext:value-type="float">
            <text:p>20.807</text:p>
          </table:table-cell>
          <table:table-cell office:value-type="float" office:value="5000" calcext:value-type="float">
            <text:p>5000</text:p>
          </table:table-cell>
          <table:table-cell office:value-type="float" office:value="40020.753" calcext:value-type="float">
            <text:p>40020.753</text:p>
          </table:table-cell>
          <table:table-cell office:value-type="float" office:value="124.9" calcext:value-type="float">
            <text:p>12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0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229" calcext:value-type="float">
            <text:p>1.229</text:p>
          </table:table-cell>
          <table:table-cell office:value-type="float" office:value="17.334" calcext:value-type="float">
            <text:p>17.334</text:p>
          </table:table-cell>
          <table:table-cell office:value-type="float" office:value="3.097" calcext:value-type="float">
            <text:p>3.097</text:p>
          </table:table-cell>
          <table:table-cell office:value-type="float" office:value="1.673" calcext:value-type="float">
            <text:p>1.673</text:p>
          </table:table-cell>
          <table:table-cell office:value-type="float" office:value="23.239" calcext:value-type="float">
            <text:p>23.239</text:p>
          </table:table-cell>
          <table:table-cell office:value-type="float" office:value="5000" calcext:value-type="float">
            <text:p>5000</text:p>
          </table:table-cell>
          <table:table-cell office:value-type="float" office:value="15484.855" calcext:value-type="float">
            <text:p>15484.855</text:p>
          </table:table-cell>
          <table:table-cell office:value-type="float" office:value="322.8" calcext:value-type="float">
            <text:p>322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20]" office:value-type="string" office:string-value="test-000025.east.0tilegap.moving.zip" calcext:value-type="string">
            <text:p>test-000025.east.0tilegap.moving.zip</text:p>
          </table:table-cell>
          <table:table-cell table:formula="of:=AVERAGE([.J20:.J22])" office:value-type="float" office:value="321.166666666667" calcext:value-type="float">
            <text:p>321.166666666667</text:p>
          </table:table-cell>
          <table:table-cell table:formula="of:=AVERAGE([.E20:.E22])" office:value-type="float" office:value="3.11333333333333" calcext:value-type="float">
            <text:p>3.11333333333333</text:p>
          </table:table-cell>
        </table:table-row>
        <table:table-row table:style-name="ro1">
          <table:table-cell office:value-type="string" calcext:value-type="string">
            <text:p>test-000025.east.0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232" calcext:value-type="float">
            <text:p>1.232</text:p>
          </table:table-cell>
          <table:table-cell office:value-type="float" office:value="17.621" calcext:value-type="float">
            <text:p>17.621</text:p>
          </table:table-cell>
          <table:table-cell office:value-type="float" office:value="3.154" calcext:value-type="float">
            <text:p>3.154</text:p>
          </table:table-cell>
          <table:table-cell office:value-type="float" office:value="1.929" calcext:value-type="float">
            <text:p>1.929</text:p>
          </table:table-cell>
          <table:table-cell office:value-type="float" office:value="23.12" calcext:value-type="float">
            <text:p>23.12</text:p>
          </table:table-cell>
          <table:table-cell office:value-type="float" office:value="5000" calcext:value-type="float">
            <text:p>5000</text:p>
          </table:table-cell>
          <table:table-cell office:value-type="float" office:value="15768.495" calcext:value-type="float">
            <text:p>15768.495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0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224" calcext:value-type="float">
            <text:p>1.224</text:p>
          </table:table-cell>
          <table:table-cell office:value-type="float" office:value="17.291" calcext:value-type="float">
            <text:p>17.291</text:p>
          </table:table-cell>
          <table:table-cell office:value-type="float" office:value="3.089" calcext:value-type="float">
            <text:p>3.089</text:p>
          </table:table-cell>
          <table:table-cell office:value-type="float" office:value="1.696" calcext:value-type="float">
            <text:p>1.696</text:p>
          </table:table-cell>
          <table:table-cell office:value-type="float" office:value="22.013" calcext:value-type="float">
            <text:p>22.013</text:p>
          </table:table-cell>
          <table:table-cell office:value-type="float" office:value="5000" calcext:value-type="float">
            <text:p>5000</text:p>
          </table:table-cell>
          <table:table-cell office:value-type="float" office:value="15445.757" calcext:value-type="float">
            <text:p>15445.757</text:p>
          </table:table-cell>
          <table:table-cell office:value-type="float" office:value="323.7" calcext:value-type="float">
            <text:p>32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2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273" calcext:value-type="float">
            <text:p>1.273</text:p>
          </table:table-cell>
          <table:table-cell office:value-type="float" office:value="17.431" calcext:value-type="float">
            <text:p>17.431</text:p>
          </table:table-cell>
          <table:table-cell office:value-type="float" office:value="3.107" calcext:value-type="float">
            <text:p>3.107</text:p>
          </table:table-cell>
          <table:table-cell office:value-type="float" office:value="1.89" calcext:value-type="float">
            <text:p>1.89</text:p>
          </table:table-cell>
          <table:table-cell office:value-type="float" office:value="17.28" calcext:value-type="float">
            <text:p>17.28</text:p>
          </table:table-cell>
          <table:table-cell office:value-type="float" office:value="5000" calcext:value-type="float">
            <text:p>5000</text:p>
          </table:table-cell>
          <table:table-cell office:value-type="float" office:value="15537.111" calcext:value-type="float">
            <text:p>15537.111</text:p>
          </table:table-cell>
          <table:table-cell office:value-type="float" office:value="321.8" calcext:value-type="float">
            <text:p>321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23]" office:value-type="string" office:string-value="test-000025.east.2tilegap.moving.zip" calcext:value-type="string">
            <text:p>test-000025.east.2tilegap.moving.zip</text:p>
          </table:table-cell>
          <table:table-cell table:formula="of:=AVERAGE([.J23:.J25])" office:value-type="float" office:value="317.6" calcext:value-type="float">
            <text:p>317.6</text:p>
          </table:table-cell>
          <table:table-cell table:formula="of:=AVERAGE([.E23:.E25])" office:value-type="float" office:value="3.14933333333333" calcext:value-type="float">
            <text:p>3.14933333333333</text:p>
          </table:table-cell>
        </table:table-row>
        <table:table-row table:style-name="ro1">
          <table:table-cell office:value-type="string" calcext:value-type="string">
            <text:p>test-000025.east.2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272" calcext:value-type="float">
            <text:p>1.272</text:p>
          </table:table-cell>
          <table:table-cell office:value-type="float" office:value="18.095" calcext:value-type="float">
            <text:p>18.095</text:p>
          </table:table-cell>
          <table:table-cell office:value-type="float" office:value="3.24" calcext:value-type="float">
            <text:p>3.24</text:p>
          </table:table-cell>
          <table:table-cell office:value-type="float" office:value="1.98" calcext:value-type="float">
            <text:p>1.98</text:p>
          </table:table-cell>
          <table:table-cell office:value-type="float" office:value="17.363" calcext:value-type="float">
            <text:p>17.363</text:p>
          </table:table-cell>
          <table:table-cell office:value-type="float" office:value="5000" calcext:value-type="float">
            <text:p>5000</text:p>
          </table:table-cell>
          <table:table-cell office:value-type="float" office:value="16197.889" calcext:value-type="float">
            <text:p>16197.889</text:p>
          </table:table-cell>
          <table:table-cell office:value-type="float" office:value="308.6" calcext:value-type="float">
            <text:p>308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2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267" calcext:value-type="float">
            <text:p>1.267</text:p>
          </table:table-cell>
          <table:table-cell office:value-type="float" office:value="17.395" calcext:value-type="float">
            <text:p>17.395</text:p>
          </table:table-cell>
          <table:table-cell office:value-type="float" office:value="3.101" calcext:value-type="float">
            <text:p>3.101</text:p>
          </table:table-cell>
          <table:table-cell office:value-type="float" office:value="1.694" calcext:value-type="float">
            <text:p>1.694</text:p>
          </table:table-cell>
          <table:table-cell office:value-type="float" office:value="17.058" calcext:value-type="float">
            <text:p>17.058</text:p>
          </table:table-cell>
          <table:table-cell office:value-type="float" office:value="5000" calcext:value-type="float">
            <text:p>5000</text:p>
          </table:table-cell>
          <table:table-cell office:value-type="float" office:value="15506.258" calcext:value-type="float">
            <text:p>15506.258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4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317" calcext:value-type="float">
            <text:p>1.317</text:p>
          </table:table-cell>
          <table:table-cell office:value-type="float" office:value="17.821" calcext:value-type="float">
            <text:p>17.821</text:p>
          </table:table-cell>
          <table:table-cell office:value-type="float" office:value="3.172" calcext:value-type="float">
            <text:p>3.172</text:p>
          </table:table-cell>
          <table:table-cell office:value-type="float" office:value="2.187" calcext:value-type="float">
            <text:p>2.187</text:p>
          </table:table-cell>
          <table:table-cell office:value-type="float" office:value="17.466" calcext:value-type="float">
            <text:p>17.466</text:p>
          </table:table-cell>
          <table:table-cell office:value-type="float" office:value="5000" calcext:value-type="float">
            <text:p>5000</text:p>
          </table:table-cell>
          <table:table-cell office:value-type="float" office:value="15859.757" calcext:value-type="float">
            <text:p>15859.757</text:p>
          </table:table-cell>
          <table:table-cell office:value-type="float" office:value="315.2" calcext:value-type="float">
            <text:p>31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26]" office:value-type="string" office:string-value="test-000025.east.4tilegap.moving.zip" calcext:value-type="string">
            <text:p>test-000025.east.4tilegap.moving.zip</text:p>
          </table:table-cell>
          <table:table-cell table:formula="of:=AVERAGE([.J26:.J28])" office:value-type="float" office:value="314.6" calcext:value-type="float">
            <text:p>314.6</text:p>
          </table:table-cell>
          <table:table-cell table:formula="of:=AVERAGE([.E26:.E28])" office:value-type="float" office:value="3.17833333333333" calcext:value-type="float">
            <text:p>3.17833333333333</text:p>
          </table:table-cell>
        </table:table-row>
        <table:table-row table:style-name="ro1">
          <table:table-cell office:value-type="string" calcext:value-type="string">
            <text:p>test-000025.east.4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335" calcext:value-type="float">
            <text:p>1.335</text:p>
          </table:table-cell>
          <table:table-cell office:value-type="float" office:value="17.84" calcext:value-type="float">
            <text:p>17.84</text:p>
          </table:table-cell>
          <table:table-cell office:value-type="float" office:value="3.172" calcext:value-type="float">
            <text:p>3.172</text:p>
          </table:table-cell>
          <table:table-cell office:value-type="float" office:value="2.17" calcext:value-type="float">
            <text:p>2.17</text:p>
          </table:table-cell>
          <table:table-cell office:value-type="float" office:value="17.5" calcext:value-type="float">
            <text:p>17.5</text:p>
          </table:table-cell>
          <table:table-cell office:value-type="float" office:value="5000" calcext:value-type="float">
            <text:p>5000</text:p>
          </table:table-cell>
          <table:table-cell office:value-type="float" office:value="15858.027" calcext:value-type="float">
            <text:p>15858.027</text:p>
          </table:table-cell>
          <table:table-cell office:value-type="float" office:value="315.2" calcext:value-type="float">
            <text:p>31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4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312" calcext:value-type="float">
            <text:p>1.312</text:p>
          </table:table-cell>
          <table:table-cell office:value-type="float" office:value="17.914" calcext:value-type="float">
            <text:p>17.914</text:p>
          </table:table-cell>
          <table:table-cell office:value-type="float" office:value="3.191" calcext:value-type="float">
            <text:p>3.191</text:p>
          </table:table-cell>
          <table:table-cell office:value-type="float" office:value="2.156" calcext:value-type="float">
            <text:p>2.156</text:p>
          </table:table-cell>
          <table:table-cell office:value-type="float" office:value="17.264" calcext:value-type="float">
            <text:p>17.264</text:p>
          </table:table-cell>
          <table:table-cell office:value-type="float" office:value="5000" calcext:value-type="float">
            <text:p>5000</text:p>
          </table:table-cell>
          <table:table-cell office:value-type="float" office:value="15953.295" calcext:value-type="float">
            <text:p>15953.295</text:p>
          </table:table-cell>
          <table:table-cell office:value-type="float" office:value="313.4" calcext:value-type="float">
            <text:p>313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6tilegap.moving.zip</text:p>
          </table:table-cell>
          <table:table-cell office:value-type="float" office:value="1" calcext:value-type="float">
            <text:p>1</text:p>
          </table:table-cell>
          <table:table-cell office:value-type="float" office:value="1.423" calcext:value-type="float">
            <text:p>1.423</text:p>
          </table:table-cell>
          <table:table-cell office:value-type="float" office:value="18.046" calcext:value-type="float">
            <text:p>18.046</text:p>
          </table:table-cell>
          <table:table-cell office:value-type="float" office:value="3.195" calcext:value-type="float">
            <text:p>3.195</text:p>
          </table:table-cell>
          <table:table-cell office:value-type="float" office:value="2.237" calcext:value-type="float">
            <text:p>2.237</text:p>
          </table:table-cell>
          <table:table-cell office:value-type="float" office:value="18.843" calcext:value-type="float">
            <text:p>18.843</text:p>
          </table:table-cell>
          <table:table-cell office:value-type="float" office:value="5000" calcext:value-type="float">
            <text:p>5000</text:p>
          </table:table-cell>
          <table:table-cell office:value-type="float" office:value="15974.343" calcext:value-type="float">
            <text:p>15974.34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[.A29]" office:value-type="string" office:string-value="test-000025.east.6tilegap.moving.zip" calcext:value-type="string">
            <text:p>test-000025.east.6tilegap.moving.zip</text:p>
          </table:table-cell>
          <table:table-cell table:formula="of:=AVERAGE([.J29:.J31])" office:value-type="float" office:value="312" calcext:value-type="float">
            <text:p>312</text:p>
          </table:table-cell>
          <table:table-cell table:formula="of:=AVERAGE([.E29:.E31])" office:value-type="float" office:value="3.20466666666667" calcext:value-type="float">
            <text:p>3.20466666666667</text:p>
          </table:table-cell>
        </table:table-row>
        <table:table-row table:style-name="ro1">
          <table:table-cell office:value-type="string" calcext:value-type="string">
            <text:p>test-000025.east.6tilegap.moving.zip</text:p>
          </table:table-cell>
          <table:table-cell office:value-type="float" office:value="2" calcext:value-type="float">
            <text:p>2</text:p>
          </table:table-cell>
          <table:table-cell office:value-type="float" office:value="1.423" calcext:value-type="float">
            <text:p>1.423</text:p>
          </table:table-cell>
          <table:table-cell office:value-type="float" office:value="18.126" calcext:value-type="float">
            <text:p>18.126</text:p>
          </table:table-cell>
          <table:table-cell office:value-type="float" office:value="3.21" calcext:value-type="float">
            <text:p>3.21</text:p>
          </table:table-cell>
          <table:table-cell office:value-type="float" office:value="2.245" calcext:value-type="float">
            <text:p>2.245</text:p>
          </table:table-cell>
          <table:table-cell office:value-type="float" office:value="18.74" calcext:value-type="float">
            <text:p>18.74</text:p>
          </table:table-cell>
          <table:table-cell office:value-type="float" office:value="5000" calcext:value-type="float">
            <text:p>5000</text:p>
          </table:table-cell>
          <table:table-cell office:value-type="float" office:value="16052.469" calcext:value-type="float">
            <text:p>16052.469</text:p>
          </table:table-cell>
          <table:table-cell office:value-type="float" office:value="311.4" calcext:value-type="float">
            <text:p>311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-000025.east.6tilegap.moving.zip</text:p>
          </table:table-cell>
          <table:table-cell office:value-type="float" office:value="3" calcext:value-type="float">
            <text:p>3</text:p>
          </table:table-cell>
          <table:table-cell office:value-type="float" office:value="1.419" calcext:value-type="float">
            <text:p>1.419</text:p>
          </table:table-cell>
          <table:table-cell office:value-type="float" office:value="18.112" calcext:value-type="float">
            <text:p>18.112</text:p>
          </table:table-cell>
          <table:table-cell office:value-type="float" office:value="3.209" calcext:value-type="float">
            <text:p>3.209</text:p>
          </table:table-cell>
          <table:table-cell office:value-type="float" office:value="2.258" calcext:value-type="float">
            <text:p>2.258</text:p>
          </table:table-cell>
          <table:table-cell office:value-type="float" office:value="18.788" calcext:value-type="float">
            <text:p>18.788</text:p>
          </table:table-cell>
          <table:table-cell office:value-type="float" office:value="5000" calcext:value-type="float">
            <text:p>5000</text:p>
          </table:table-cell>
          <table:table-cell office:value-type="float" office:value="16044.684" calcext:value-type="float">
            <text:p>16044.684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3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est-000025.diagonal.0tilegap.moving.zip</text:p>
          </table:table-cell>
          <table:table-cell office:value-type="float" office:value="35.3666666666667" calcext:value-type="float">
            <text:p>35.3666666666667</text:p>
          </table:table-cell>
          <table:table-cell office:value-type="float" office:value="28.2326666666667" calcext:value-type="float">
            <text:p>28.2326666666667</text:p>
          </table:table-cell>
          <table:table-cell/>
          <table:table-cell office:value-type="string" calcext:value-type="string">
            <text:p>Diagonal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.2326666666667" calcext:value-type="float">
            <text:p>28.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diagonal.1tilegap.moving.zip</text:p>
          </table:table-cell>
          <table:table-cell office:value-type="float" office:value="62.7333333333333" calcext:value-type="float">
            <text:p>62.7333333333333</text:p>
          </table:table-cell>
          <table:table-cell office:value-type="float" office:value="15.9386666666667" calcext:value-type="float">
            <text:p>15.938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5.9386666666667" calcext:value-type="float">
            <text:p>15.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diagonal.3tilegap.moving.zip</text:p>
          </table:table-cell>
          <table:table-cell office:value-type="float" office:value="107.766666666667" calcext:value-type="float">
            <text:p>107.766666666667</text:p>
          </table:table-cell>
          <table:table-cell office:value-type="float" office:value="9.27533333333333" calcext:value-type="float">
            <text:p>9.275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9.27533333333333" calcext:value-type="float">
            <text:p>9.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diagonal.5tilegap.moving.zip</text:p>
          </table:table-cell>
          <table:table-cell office:value-type="float" office:value="126.966666666667" calcext:value-type="float">
            <text:p>126.966666666667</text:p>
          </table:table-cell>
          <table:table-cell office:value-type="float" office:value="7.872" calcext:value-type="float">
            <text:p>7.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7.872" calcext:value-type="float">
            <text:p>7.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diagonal.10tilegap.moving.zip</text:p>
          </table:table-cell>
          <table:table-cell office:value-type="float" office:value="125.7" calcext:value-type="float">
            <text:p>125.7</text:p>
          </table:table-cell>
          <table:table-cell office:value-type="float" office:value="7.95366666666667" calcext:value-type="float">
            <text:p>7.953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7.95366666666667" calcext:value-type="float">
            <text:p>7.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east.0tilegap.moving.zip</text:p>
          </table:table-cell>
          <table:table-cell office:value-type="float" office:value="321.166666666667" calcext:value-type="float">
            <text:p>321.166666666667</text:p>
          </table:table-cell>
          <table:table-cell office:value-type="float" office:value="3.11333333333333" calcext:value-type="float">
            <text:p>3.11333333333333</text:p>
          </table:table-cell>
          <table:table-cell/>
          <table:table-cell office:value-type="string" calcext:value-type="string">
            <text:p>Straight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.11333333333333" calcext:value-type="float">
            <text:p>3.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east.2tilegap.moving.zip</text:p>
          </table:table-cell>
          <table:table-cell office:value-type="float" office:value="317.6" calcext:value-type="float">
            <text:p>317.6</text:p>
          </table:table-cell>
          <table:table-cell office:value-type="float" office:value="3.14933333333333" calcext:value-type="float">
            <text:p>3.149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3.14933333333333" calcext:value-type="float">
            <text:p>3.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east.4tilegap.moving.zip</text:p>
          </table:table-cell>
          <table:table-cell office:value-type="float" office:value="314.6" calcext:value-type="float">
            <text:p>314.6</text:p>
          </table:table-cell>
          <table:table-cell office:value-type="float" office:value="3.17833333333333" calcext:value-type="float">
            <text:p>3.17833333333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3.17833333333333" calcext:value-type="float">
            <text:p>3.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-000025.east.6tilegap.moving.zip</text:p>
          </table:table-cell>
          <table:table-cell office:value-type="float" office:value="312" calcext:value-type="float">
            <text:p>312</text:p>
          </table:table-cell>
          <table:table-cell office:value-type="float" office:value="3.20466666666667" calcext:value-type="float">
            <text:p>3.204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3.20466666666667" calcext:value-type="float">
            <text:p>3.2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C42:Sheet1.E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7:24:12.414435951</meta:creation-date>
    <dc:date>2019-02-04T20:30:42.658411253</dc:date>
    <meta:editing-duration>PT2H36M8S</meta:editing-duration>
    <meta:editing-cycles>3</meta:editing-cycles>
    <meta:generator>LibreOffice/6.1.4.2$Linux_X86_64 LibreOffice_project/10$Build-2</meta:generator>
    <meta:document-statistic meta:table-count="1" meta:cell-count="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2pt" style:font-size-asian="11pt" style:font-size-complex="11pt"/>
    </style:style>
    <style:style style:name="ch4" style:family="chart">
      <style:chart-properties chart:vertical="true"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6" style:family="chart" style:data-style-name="N4">
      <style:chart-properties chart:display-label="true" chart:logarithmic="false" chart:origin="0" chart:overlap="10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>
      <style:chart-properties chart:auto-position="true" style:rotation-angle="0"/>
      <style:text-properties fo:font-family="monospace" style:font-style-name="Regular" style:font-pitch="fixed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3465a4" dr3d:edge-rounding="5%"/>
      <style:text-properties fo:color="#ffffff" fo:font-family="monospace" style:font-style-name="Regular" style:font-pitch="fixed" fo:font-size="12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129cm" svg:height="16.337cm" xlink:href=".." xlink:type="simple" chart:class="chart:bar" chart:column-mapping="1" chart:style-name="ch1">
        <chart:title svg:x="8.027cm" svg:y="0.461cm" chart:style-name="ch2">
          <text:p>ms per tick (continuous operation)</text:p>
        </chart:title>
        <chart:subtitle svg:x="10.974cm" svg:y="1.396cm" chart:style-name="ch3">
          <text:p>lower is better</text:p>
        </chart:subtitle>
        <chart:plot-area chart:style-name="ch4" table:cell-range-address="Sheet1.G42:Sheet1.I50" chart:data-source-has-labels="column" svg:x="0.801cm" svg:y="2.207cm" svg:width="24.81cm" svg:height="12.512cm">
          <chartooo:coordinate-region svg:x="3.95cm" svg:y="2.207cm" svg:width="20.999cm" svg:height="11.759cm"/>
          <chart:axis chart:dimension="x" chart:name="primary-x" chart:style-name="ch5" chartooo:axis-type="auto">
            <chartooo:date-scale/>
            <chart:categories table:cell-range-address="Sheet1.G42:Sheet1.H50"/>
          </chart:axis>
          <chart:axis chart:dimension="y" chart:name="primary-y" chart:style-name="ch6">
            <chart:title svg:x="11.939cm" svg:y="15.046cm" chart:style-name="ch7">
              <text:p>time (ms)</text:p>
            </chart:title>
            <chart:grid chart:style-name="ch8" chart:class="major"/>
          </chart:axis>
          <chart:series chart:style-name="ch9" chart:values-cell-range-address="Sheet1.I42:Sheet1.I50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Diagonal 0</text:p>
                <text:list>
                  <text:list-item>
                    <text:p>Diagonal</text:p>
                  </text:list-item>
                  <text:list-item>
                    <text:p/>
                  </text:list-item>
                </text:list>
                <draw:g>
                  <svg:desc>Sheet1.G42:Sheet1.H50</svg:desc>
                </draw:g>
              </table:table-cell>
              <table:table-cell office:value-type="float" office:value="28.2326666666667">
                <text:p>28.2326666666667</text:p>
                <draw:g>
                  <svg:desc>Sheet1.I42:Sheet1.I50</svg:desc>
                </draw:g>
              </table:table-cell>
            </table:table-row>
            <table:table-row>
              <table:table-cell office:value-type="string">
                <text:p>Diagonal 1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.9386666666667">
                <text:p>15.9386666666667</text:p>
              </table:table-cell>
            </table:table-row>
            <table:table-row>
              <table:table-cell office:value-type="string">
                <text:p>Diagonal 3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9.27533333333333">
                <text:p>9.27533333333333</text:p>
              </table:table-cell>
            </table:table-row>
            <table:table-row>
              <table:table-cell office:value-type="string">
                <text:p>Diagonal 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872">
                <text:p>7.872</text:p>
              </table:table-cell>
            </table:table-row>
            <table:table-row>
              <table:table-cell office:value-type="string">
                <text:p>Diagonal 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7.95366666666667">
                <text:p>7.95366666666667</text:p>
              </table:table-cell>
            </table:table-row>
            <table:table-row>
              <table:table-cell office:value-type="string">
                <text:p>Straight 0</text:p>
                <text:list>
                  <text:list-item>
                    <text:p>Straigh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11333333333333">
                <text:p>3.11333333333333</text:p>
              </table:table-cell>
            </table:table-row>
            <table:table-row>
              <table:table-cell office:value-type="string">
                <text:p>Straight 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14933333333333">
                <text:p>3.14933333333333</text:p>
              </table:table-cell>
            </table:table-row>
            <table:table-row>
              <table:table-cell office:value-type="string">
                <text:p>Straight 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17833333333333">
                <text:p>3.17833333333333</text:p>
              </table:table-cell>
            </table:table-row>
            <table:table-row>
              <table:table-cell office:value-type="string">
                <text:p>Straight 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20466666666667">
                <text:p>3.204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